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34" officeooo:paragraph-rsid="00065f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op</text:p>
      <text:section text:style-name="Sect1" text:name="form_details">
        <text:p text:style-name="Page_20_Title">Titre de page</text:p>
        <text:p text:style-name="Form_20_Title">Titre</text:p>
        <text:p text:style-name="Form_20_Subtitle">Sous-titre</text:p>
        <text:p text:style-name="Field_20_Label">Libellé de champ</text:p>
        <text:p text:style-name="Field_20_Value">Valeur de champ</text:p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Title" style:display-name="Page Title" style:family="paragraph" style:parent-style-name="Heading_20_1" style:default-outline-level="" style:list-style-name="" style:master-page-name="">
      <style:paragraph-properties style:page-number="auto">
        <style:tab-stops/>
      </style:paragraph-properties>
      <style:text-properties fo:color="#000080" style:font-weight-complex="600"/>
    </style:style>
    <style:style style:name="Form_20_Title" style:display-name="Form Title" style:family="paragraph" style:parent-style-name="Heading_20_2" style:default-outline-level="" style:list-style-name="">
      <style:text-properties fo:color="#004586"/>
    </style:style>
    <style:style style:name="Form_20_Subtitle" style:display-name="Form Subtitle" style:family="paragraph" style:parent-style-name="Heading_20_3" style:default-outline-level="" style:list-style-name="">
      <style:text-properties fo:color="#0084d1" style:text-underline-style="solid" style:text-underline-width="auto" style:text-underline-color="font-color"/>
    </style:style>
    <style:style style:name="Field_20_Label" style:display-name="Field Label" style:family="paragraph" style:parent-style-name="Standard">
      <style:paragraph-properties fo:margin-top="0.3cm" fo:margin-bottom="0cm" loext:contextual-spacing="false"/>
      <style:text-properties fo:color="#666666" style:text-underline-style="solid" style:text-underline-width="auto" style:text-underline-color="font-color"/>
    </style:style>
    <style:style style:name="Field_20_Value" style:display-name="Field Value" style:family="paragraph" style:parent-style-name="Standard" style:class="text">
      <style:paragraph-properties fo:margin-left="0.1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1T14:53:41.948824375</meta:creation-date>
    <dc:date>2020-03-03T13:22:22.747908824</dc:date>
    <meta:editing-duration>PT8M48S</meta:editing-duration>
    <meta:editing-cycles>6</meta:editing-cycles>
    <meta:generator>LibreOffice/6.4.1.2$Linux_X86_64 LibreOffice_project/40$Build-2</meta:generator>
    <meta:document-statistic meta:table-count="0" meta:image-count="0" meta:object-count="0" meta:page-count="1" meta:paragraph-count="6" meta:word-count="12" meta:character-count="63" meta:non-whitespace-character-count="57"/>
  </office:meta>
</office:document-meta>
</file>